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erarchie</text:p>
      <text:p text:style-name="P1"><text:span text:style-name="T1"/></text:p>
      <text:p text:style-name="P1"><text:span text:style-name="T1">-Spielwelt ist ein Graph</text:span></text:p>
      <text:p text:style-name="P1"><text:span text:style-name="T1">-kompletter raph passt nicht in den Speicher</text:span></text:p>
      <text:p text:style-name="P1"><text:span text:style-name="T1">-Suchen in kleinen Graphen geht schneller</text:span></text:p>
      <text:p text:style-name="P1"><text:span text:style-name="T1">-Natürliche Lösung:</text:span></text:p>
      <text:p text:style-name="P1"><text:span text:style-name="T1"><text:tab/>-Erst größere Orte → von WOR nach Spandau → Erst von WOR nach Berlin dann nach <text:tab/>Spandau</text:span></text:p>
      <text:p text:style-name="P1">Formale Konstruktion:</text:p>
      <text:p text:style-name="P1"><text:span text:style-name="T1"><text:tab/>-Ebenenerstellung</text:span></text:p>
      <text:p text:style-name="P1"><text:span text:style-name="T1"><text:tab/><text:tab/>-mehrere Knoten zusammenfassen nach bestimmten kriterien</text:span></text:p>
      <text:p text:style-name="P1"><text:span text:style-name="T1"><text:tab/><text:tab/>-Jeder Cluster ist ein neuer Knoten</text:span></text:p>
      <text:p text:style-name="P1"><text:span text:style-name="T1"><text:tab/><text:tab/>-Kante zwischen Knoten, wenn in Ebene drunter Verbindung existiert</text:span></text:p>
      <text:p text:style-name="P1"><text:span text:style-name="T1"><text:tab/>Problem:</text:span></text:p>
      <text:p text:style-name="P1"><text:span text:style-name="T1"><text:tab/><text:tab/>-Kosten zwischen knoten nicht unterster Ebene nicht eindeutig</text:span></text:p>
      <text:p text:style-name="P1"><text:span text:style-name="T1"><text:tab/><text:tab/><text:tab/>-minimale Wegkosten werden genommen</text:span></text:p>
      <text:p text:style-name="P1"><text:span text:style-name="T1"><text:tab/><text:tab/><text:tab/>-maximin Kosten:</text:span></text:p>
      <text:p text:style-name="P1"><text:span text:style-name="T1"><text:tab/><text:tab/><text:tab/><text:tab/>-Von Knoten mit reinführenden(in den großen Knoten) Kanten zu <text:tab/><text:tab/><text:tab/><text:tab/><text:tab/>allen zum in frage stehenden Knoten führenden Kanten Weg <text:tab/><text:tab/><text:tab/><text:tab/><text:tab/>berechnen</text:span></text:p>
      <text:p text:style-name="P1"><text:span text:style-name="T1"><text:tab/><text:tab/><text:tab/><text:tab/>-Maximum nehmen davon</text:span></text:p>
      <text:p text:style-name="P1"><text:span text:style-name="T1"><text:tab/><text:tab/><text:tab/><text:tab/>-zu minimalen wegkosten von vorher addieren</text:span></text:p>
      <text:p text:style-name="P1"><text:span text:style-name="T1"><text:tab/><text:tab/><text:tab/>-Durchschnittl minimalabstand:</text:span></text:p>
      <text:p text:style-name="P1"><text:span text:style-name="T1"><text:tab/><text:tab/><text:tab/><text:tab/>-wie maxmin nur im cluster durchschnitt nicht max</text:span></text:p>
      <text:p text:style-name="P1">Suche:</text:p>
      <text:p text:style-name="P1"><text:span text:style-name="T1"><text:tab/>-anfangen in tiefster ebene mit Start und Ziel im selben Cluster (k = knoten da drin)</text:span></text:p>
      <text:p text:style-name="P1"><text:span text:style-name="T1"><text:tab/>-dann kürzesten weg suchen</text:span></text:p>
      <text:p text:style-name="P1"><text:span text:style-name="T1"><text:tab/>-Ebene runter gehen</text:span></text:p>
      <text:p text:style-name="P1"><text:span text:style-name="T1"><text:tab/>-alle knoten in drüberliegenden relevanten clusterKnoten nehmen</text:span></text:p>
      <text:p text:style-name="P1"><text:span text:style-name="T1"><text:tab/>-zurück zu schritt 2</text:span></text:p>
      <text:p text:style-name="P1"><text:span text:style-name="T1"><text:tab/>-bzw. aufteilen in mehrere wege von cluster 1 zu 3 bevor zu 400 direk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06:27.46</meta:creation-date>
    <dc:date>2014-05-07T13:44:26.95</dc:date>
    <meta:editing-duration>PT37M55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27" meta:word-count="163" meta:character-count="1152"/>
  </office:meta>
</office:document-meta>
</file>